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1ec1" officeooo:paragraph-rsid="000f1ec1"/>
    </style:style>
    <style:style style:name="P2" style:family="paragraph" style:parent-style-name="Standard">
      <style:text-properties officeooo:rsid="000fee02" officeooo:paragraph-rsid="000fee02"/>
    </style:style>
    <style:style style:name="P3" style:family="paragraph" style:parent-style-name="Preformatted_20_Text">
      <style:text-properties officeooo:paragraph-rsid="000f1ec1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f1ec1" officeooo:paragraph-rsid="000f1ec1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4pt" fo:font-weight="bold" officeooo:rsid="000f1ec1" officeooo:paragraph-rsid="000f1ec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454c5f" style:font-name="Menlo" fo:font-size="10.5pt" fo:letter-spacing="normal" fo:font-style="normal" fo:font-weight="normal" fo:background-color="transparent" loext:char-shading-value="0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TU ICPC Club</text:p>
      <text:p text:style-name="P4">prob:pairs</text:p>
      <text:p text:style-name="P4"/>
      <text:p text:style-name="P1">a study found that people with similar I.q s work together very well . And you have the responsibilty of making out ASTU ICPC teams .. given their iqs find the maximum number of people with diffrence K.</text:p>
      <text:p text:style-name="P1">input</text:p>
      <text:p text:style-name="P1">firest line of input will be a number 1&lt;=n&lt;=100 <text:s/>stating the number of test cases . For each n text cases there are two numbers m and k .. mbeing the nuber of people to evaluate . And k the acceptable diffrence between them </text:p>
      <text:p text:style-name="P1">output</text:p>
      <text:p text:style-name="P1">print out the number of pairs whose diffrence is k each on a new line</text:p>
      <text:p text:style-name="P1"/>
      <text:p text:style-name="P5">sample input:</text:p>
      <text:p text:style-name="P1">1</text:p>
      <text:p text:style-name="P1">5 2 </text:p>
      <text:p text:style-name="P1">1 5 3 4 2</text:p>
      <text:p text:style-name="P3"><text:span text:style-name="Source_20_Text"><text:span text:style-name="T1"/></text:span></text:p>
      <text:p text:style-name="P5">sample output:</text:p>
      <text:p text:style-name="P2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7:49:41.426640556</meta:creation-date>
    <dc:date>2017-04-08T08:05:22.500860790</dc:date>
    <meta:editing-duration>PT3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6" meta:character-count="572" meta:non-whitespace-character-count="466"/>
  </office:meta>
</office:document-meta>
</file>